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RENO GAVILAN, FRANK CRISTIA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43197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Y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111787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RENO GAVILAN, FRANK CRISTIA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43197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111787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09/2021</text:p>
          </table:table-cell>
          <table:table-cell table:style-name="Tabla2.A3" office:value-type="string">
            <text:p text:style-name="P22">341903</text:p>
          </table:table-cell>
          <table:table-cell table:style-name="Tabla2.D3" office:value-type="string">
            <text:p text:style-name="P23">5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2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1T17:49:3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